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14.75pt" svg:y="1902.67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34pt" svg:y="2478.5pt">
            <draw:object draw:notify-on-update-of-ranges="Sheet1.A1:Sheet1.A256 Sheet1.B1:Sheet1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.75" calcext:value-type="float">
            <text:p>162.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5.5" calcext:value-type="float">
            <text:p>165.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8.25" calcext:value-type="float">
            <text:p>168.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3.75" calcext:value-type="float">
            <text:p>173.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9.25" calcext:value-type="float">
            <text:p>179.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4.75" calcext:value-type="float">
            <text:p>184.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.25" calcext:value-type="float">
            <text:p>190.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5.75" calcext:value-type="float">
            <text:p>195.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8.5" calcext:value-type="float">
            <text:p>198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.25" calcext:value-type="float">
            <text:p>201.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6.75" calcext:value-type="float">
            <text:p>206.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9.5" calcext:value-type="float">
            <text:p>209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2.25" calcext:value-type="float">
            <text:p>212.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5.885714285714" calcext:value-type="float">
            <text:p>215.8857142857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6.935714285714" calcext:value-type="float">
            <text:p>216.9357142857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7.971428571429" calcext:value-type="float">
            <text:p>217.9714285714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8.992857142857" calcext:value-type="float">
            <text:p>218.9928571428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0.992857142857" calcext:value-type="float">
            <text:p>220.99285714285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1.971428571429" calcext:value-type="float">
            <text:p>221.9714285714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2.935714285714" calcext:value-type="float">
            <text:p>222.9357142857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3.885714285714" calcext:value-type="float">
            <text:p>223.8857142857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4.821428571429" calcext:value-type="float">
            <text:p>224.8214285714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5.742857142857" calcext:value-type="float">
            <text:p>225.7428571428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6.65" calcext:value-type="float">
            <text:p>226.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7.542857142857" calcext:value-type="float">
            <text:p>227.5428571428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8.421428571429" calcext:value-type="float">
            <text:p>228.4214285714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9.285714285714" calcext:value-type="float">
            <text:p>229.2857142857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0.135714285714" calcext:value-type="float">
            <text:p>230.1357142857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0.971428571429" calcext:value-type="float">
            <text:p>230.9714285714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1.792857142857" calcext:value-type="float">
            <text:p>231.7928571428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2.6" calcext:value-type="float">
            <text:p>232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3.392857142857" calcext:value-type="float">
            <text:p>233.3928571428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4.171428571429" calcext:value-type="float">
            <text:p>234.1714285714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4.935714285714" calcext:value-type="float">
            <text:p>234.9357142857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5.685714285714" calcext:value-type="float">
            <text:p>235.6857142857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6.421428571429" calcext:value-type="float">
            <text:p>236.42142857142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7.142857142857" calcext:value-type="float">
            <text:p>237.14285714285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7.85" calcext:value-type="float">
            <text:p>237.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8.542857142857" calcext:value-type="float">
            <text:p>238.5428571428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9.221428571429" calcext:value-type="float">
            <text:p>239.22142857142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9.885714285714" calcext:value-type="float">
            <text:p>239.8857142857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0.535714285714" calcext:value-type="float">
            <text:p>240.5357142857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1.171428571429" calcext:value-type="float">
            <text:p>241.1714285714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1.792857142857" calcext:value-type="float">
            <text:p>241.79285714285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2.992857142857" calcext:value-type="float">
            <text:p>242.9928571428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43.571428571429" calcext:value-type="float">
            <text:p>243.5714285714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4.135714285714" calcext:value-type="float">
            <text:p>244.1357142857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4.685714285714" calcext:value-type="float">
            <text:p>244.6857142857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5.221428571429" calcext:value-type="float">
            <text:p>245.22142857142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5.742857142857" calcext:value-type="float">
            <text:p>245.7428571428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6.25" calcext:value-type="float">
            <text:p>246.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6.742857142857" calcext:value-type="float">
            <text:p>246.7428571428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7.221428571429" calcext:value-type="float">
            <text:p>247.2214285714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7.685714285714" calcext:value-type="float">
            <text:p>247.6857142857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8.135714285714" calcext:value-type="float">
            <text:p>248.1357142857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8.571428571429" calcext:value-type="float">
            <text:p>248.5714285714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8.992857142857" calcext:value-type="float">
            <text:p>248.99285714285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9.792857142857" calcext:value-type="float">
            <text:p>249.79285714285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0.171428571429" calcext:value-type="float">
            <text:p>250.1714285714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0.535714285714" calcext:value-type="float">
            <text:p>250.5357142857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0.885714285714" calcext:value-type="float">
            <text:p>250.8857142857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1.221428571429" calcext:value-type="float">
            <text:p>251.2214285714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1.542857142857" calcext:value-type="float">
            <text:p>251.54285714285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1.85" calcext:value-type="float">
            <text:p>251.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2.142857142857" calcext:value-type="float">
            <text:p>252.1428571428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.421428571429" calcext:value-type="float">
            <text:p>252.4214285714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2.685714285714" calcext:value-type="float">
            <text:p>252.6857142857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2.935714285714" calcext:value-type="float">
            <text:p>252.9357142857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3.171428571429" calcext:value-type="float">
            <text:p>253.1714285714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.392857142857" calcext:value-type="float">
            <text:p>253.39285714285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3.6" calcext:value-type="float">
            <text:p>253.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3.792857142857" calcext:value-type="float">
            <text:p>253.7928571428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3.971428571429" calcext:value-type="float">
            <text:p>253.9714285714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4.135714285714" calcext:value-type="float">
            <text:p>254.1357142857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4.285714285714" calcext:value-type="float">
            <text:p>254.2857142857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4.421428571429" calcext:value-type="float">
            <text:p>254.4214285714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4.542857142857" calcext:value-type="float">
            <text:p>254.5428571428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4.65" calcext:value-type="float">
            <text:p>254.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4.742857142857" calcext:value-type="float">
            <text:p>254.7428571428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4.821428571429" calcext:value-type="float">
            <text:p>254.82142857142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4.885714285714" calcext:value-type="float">
            <text:p>254.8857142857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4.935714285714" calcext:value-type="float">
            <text:p>254.9357142857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.971428571429" calcext:value-type="float">
            <text:p>254.9714285714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.992857142857" calcext:value-type="float">
            <text:p>254.992857142857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6:35:35.734585358</meta:creation-date>
    <dc:date>2020-09-12T20:34:25.269259570</dc:date>
    <meta:editing-duration>P1DT3H8M18S</meta:editing-duration>
    <meta:editing-cycles>1</meta:editing-cycles>
    <meta:document-statistic meta:table-count="1" meta:cell-count="51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256" svg:x="0.32cm" svg:y="0.18cm" svg:width="12.508cm" svg:height="8.64cm">
          <chartooo:coordinate-region svg:x="1.127cm" svg:y="0.301cm" svg:width="11.70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56" chart:class="chart:line">
            <chart:data-point chart:repeated="256"/>
          </chart:series>
          <chart:series chart:style-name="ch7" chart:values-cell-range-address="Sheet1.B1:Sheet1.B256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56</svg:desc>
                </draw:g>
              </table:table-cell>
              <table:table-cell office:value-type="float" office:value="0">
                <text:p>0</text:p>
                <draw:g>
                  <svg:desc>Sheet1.B1:Sheet1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2.75">
                <text:p>162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8.25">
                <text:p>168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3.75">
                <text:p>173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90.25">
                <text:p>190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95.75">
                <text:p>195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01.25">
                <text:p>201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06.75">
                <text:p>206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12.25">
                <text:p>212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15.885714285714">
                <text:p>215.8857142857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16.935714285714">
                <text:p>216.935714285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17.971428571429">
                <text:p>217.9714285714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18.992857142857">
                <text:p>218.9928571428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0.992857142857">
                <text:p>220.9928571428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21.971428571429">
                <text:p>221.9714285714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22.935714285714">
                <text:p>222.9357142857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23.885714285714">
                <text:p>223.885714285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24.821428571429">
                <text:p>224.8214285714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25.742857142857">
                <text:p>225.742857142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27.542857142857">
                <text:p>227.542857142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28.421428571429">
                <text:p>228.4214285714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29.285714285714">
                <text:p>229.2857142857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30.135714285714">
                <text:p>230.135714285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30.971428571429">
                <text:p>230.9714285714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31.792857142857">
                <text:p>231.7928571428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32.6">
                <text:p>232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33.392857142857">
                <text:p>233.3928571428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34.171428571429">
                <text:p>234.1714285714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34.935714285714">
                <text:p>234.9357142857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35.685714285714">
                <text:p>235.6857142857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36.421428571429">
                <text:p>236.4214285714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37.142857142857">
                <text:p>237.1428571428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37.85">
                <text:p>237.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8.542857142857">
                <text:p>238.5428571428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39.221428571429">
                <text:p>239.2214285714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39.885714285714">
                <text:p>239.8857142857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40.535714285714">
                <text:p>240.535714285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41.171428571429">
                <text:p>241.171428571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41.792857142857">
                <text:p>241.7928571428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42.992857142857">
                <text:p>242.9928571428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43.571428571429">
                <text:p>243.5714285714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44.135714285714">
                <text:p>244.135714285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44.685714285714">
                <text:p>244.685714285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45.221428571429">
                <text:p>245.2214285714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45.742857142857">
                <text:p>245.7428571428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46.25">
                <text:p>246.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46.742857142857">
                <text:p>246.7428571428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47.221428571429">
                <text:p>247.2214285714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47.685714285714">
                <text:p>247.6857142857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48.135714285714">
                <text:p>248.135714285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48.571428571429">
                <text:p>248.5714285714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48.992857142857">
                <text:p>248.9928571428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49.792857142857">
                <text:p>249.7928571428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50.171428571429">
                <text:p>250.1714285714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50.535714285714">
                <text:p>250.5357142857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50.885714285714">
                <text:p>250.885714285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51.221428571429">
                <text:p>251.2214285714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51.542857142857">
                <text:p>251.542857142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51.85">
                <text:p>251.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52.142857142857">
                <text:p>252.1428571428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52.421428571429">
                <text:p>252.4214285714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52.685714285714">
                <text:p>252.6857142857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52.935714285714">
                <text:p>252.9357142857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53.171428571429">
                <text:p>253.1714285714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53.392857142857">
                <text:p>253.3928571428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53.6">
                <text:p>253.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53.792857142857">
                <text:p>253.7928571428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53.971428571429">
                <text:p>253.9714285714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54.135714285714">
                <text:p>254.1357142857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54.285714285714">
                <text:p>254.2857142857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54.421428571429">
                <text:p>254.4214285714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54.542857142857">
                <text:p>254.5428571428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54.65">
                <text:p>254.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54.742857142857">
                <text:p>254.7428571428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4.821428571429">
                <text:p>254.8214285714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4.885714285714">
                <text:p>254.8857142857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4.935714285714">
                <text:p>254.9357142857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4.971428571429">
                <text:p>254.9714285714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.992857142857">
                <text:p>254.9928571428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